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ixalogypos</text:h>
      <text:h text:outline-level="2" text:style-name="Heading_2" text:is-list-header="true">Dumping data for table orderreceipt</text:h>
      <table:table table:name="orderreceipt_structure">
        <table:table-column table:number-columns-repeated="4"/>
        <table:table-row>
          <table:table-cell office:value-type="string">
            <text:p>order</text:p>
          </table:table-cell>
          <table:table-cell office:value-type="string">
            <text:p>qty</text:p>
          </table:table-cell>
          <table:table-cell office:value-type="string">
            <text:p>meal</text:p>
          </table:table-cell>
          <table:table-cell office:value-type="string">
            <text:p>size</text:p>
          </table:table-cell>
        </table:table-row>
        <table:table-row>
          <table:table-cell office:value-type="string">
            <text:p>542</text:p>
          </table:table-cell>
          <table:table-cell office:value-type="float" office:value="11">
            <text:p>11</text:p>
          </table:table-cell>
          <table:table-cell office:value-type="string">
            <text:p>ef</text:p>
          </table:table-cell>
          <table:table-cell office:value-type="string">
            <text:p/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8.4</meta:generator>
    <meta:initial-creator>phpMyAdmin 4.8.4</meta:initial-creator>
    <meta:creation-date>2019-02-13T04:33:41</meta:creation-date>
  </office:meta>
</office:document-meta>
</file>